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333333" draw:marker-start-width="0.579cm" draw:marker-end-width="0.579cm" draw:fill-color="#cccccc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3" style:family="graphic" style:parent-style-name="objectwithoutfill">
      <style:graphic-properties draw:marker-end="Symmetric_20_Arrow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ff0000" draw:marker-start="Symmetric_20_Arrow" draw:marker-start-width="0.355cm" draw:marker-end="Symmetric_20_Arrow" draw:marker-end-width="0.35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950e" draw:marker-start="Symmetric_20_Arrow" draw:marker-start-width="0.355cm" draw:marker-end="Symmetric_20_Arrow" draw:marker-end-width="0.35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color="#00cc00" draw:marker-start="Symmetric_20_Arrow" draw:marker-end="Symmetric_20_Arrow" draw:fill="none" draw:textarea-vertical-align="middle"/>
    </style:style>
    <style:style style:name="gr10" style:family="graphic" style:parent-style-name="objectwithoutfill">
      <style:graphic-properties svg:stroke-width="0.051cm" svg:stroke-color="#ff0000" draw:marker-start="Symmetric_20_Arrow" draw:marker-start-width="0.355cm" draw:marker-end="" draw:marker-end-width="0.35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cm" svg:stroke-color="#ff0000" draw:marker-start="Symmetric_20_Arrow" draw:marker-start-width="0.279cm" draw:marker-end="" draw:marker-end-width="0.28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051cm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1cm" svg:stroke-color="#00cc00" draw:marker-start="Symmetric_20_Arrow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667cm" svg:x="2.643cm" svg:y="2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64cm" svg:y1="3.686cm" svg:x2="3.964cm" svg:y2="5.718cm">
          <text:p/>
        </draw:line>
        <draw:line draw:style-name="gr2" draw:text-style-name="P1" draw:layer="layout" svg:x1="3.964cm" svg:y1="3.686cm" svg:x2="5.869cm" svg:y2="4.448cm">
          <text:p/>
        </draw:line>
        <draw:path draw:style-name="gr3" draw:text-style-name="P1" draw:layer="layout" svg:width="1.882cm" svg:height="0.959cm" draw:transform="rotate (0.0996583002888762) translate (3.86844359723915cm 4.63533605090714cm)" svg:viewBox="0 0 1883 960" svg:d="M0 960c1276 0 1883-960 1883-960">
          <text:p/>
        </draw:path>
        <draw:frame draw:style-name="gr4" draw:text-style-name="P1" draw:layer="layout" svg:width="3.122cm" svg:height="1.099cm" svg:x="5.724cm" svg:y="4.7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1" draw:layer="layout" svg:width="2.99cm" svg:height="1.976cm" draw:transform="skewX (-0.000523598775598267) rotate (0.703891287329313) translate (11.449cm 3.7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draw:transform="rotate (0.703891287329313) translate (11.617cm 3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draw:transform="rotate (0.703891287329313) translate (12.885cm 4.8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draw:transform="skewX (0.00383972435438746) rotate (0.703891287329313) translate (14.153cm 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7cm" svg:height="0.258cm" draw:transform="rotate (0.703891287329313) translate (12.8cm 2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99cm" svg:height="1.976cm" draw:transform="skewX (-0.000523598775598299) rotate (1.58022110475567) translate (9.709cm 9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draw:transform="rotate (1.58022110475567) translate (9.621cm 9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draw:transform="rotate (1.58022110475567) translate (11.537cm 9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draw:transform="skewX (0.00383972435438753) rotate (1.58022110475567) translate (11.504cm 7.3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7cm" svg:height="0.258cm" draw:transform="rotate (1.58022110475567) translate (9.534cm 7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6.875cm" svg:y1="8.747cm" svg:x2="10.652cm" svg:y2="8.747cm">
          <text:p/>
        </draw:line>
        <draw:line draw:style-name="gr2" draw:text-style-name="P1" draw:layer="layout" svg:x1="16.875cm" svg:y1="8.747cm" svg:x2="12.684cm" svg:y2="3.921cm">
          <text:p/>
        </draw:line>
        <draw:frame draw:style-name="gr4" draw:text-style-name="P1" draw:layer="layout" svg:width="0.559cm" svg:height="0.539cm" svg:x="13.254cm" svg:y="8.1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8" draw:text-style-name="P1" draw:layer="layout" svg:x1="2.135cm" svg:y1="9.147cm" svg:x2="2.135cm" svg:y2="7.242cm">
          <text:p/>
        </draw:line>
        <draw:frame draw:style-name="gr4" draw:text-style-name="P1" draw:layer="layout" svg:width="0.428cm" svg:height="0.474cm" svg:x="1.627cm" svg:y="7.7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9" draw:text-style-name="P1" draw:layer="layout" svg:width="3.555cm" svg:height="2.92cm" draw:transform="rotate (1.5707963267949) translate (11.668cm 7.223cm)" svg:viewBox="0 0 3556 2921" svg:d="M0 0c2006 0 3556 2921 3556 2921">
          <text:p/>
        </draw:path>
        <draw:custom-shape draw:style-name="gr5" draw:text-style-name="P1" draw:layer="layout" svg:width="2.99cm" svg:height="1.976cm" draw:transform="skewX (-0.000523598775598299) translate (2.446cm 7.1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svg:x="2.739cm" svg:y="7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svg:x="2.776cm" svg:y="8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6cm" svg:height="0.258cm" draw:transform="skewX (0.00383972435438752) translate (4.453cm 8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7cm" svg:height="0.258cm" svg:x="4.345cm" svg:y="7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707cm" svg:y1="8.131cm" svg:x2="3.151cm" svg:y2="8.131cm">
          <text:p/>
        </draw:line>
        <draw:frame draw:style-name="gr4" draw:text-style-name="P1" draw:layer="layout" svg:width="0.428cm" svg:height="0.474cm" svg:x="6.453cm" svg:y="8.1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3" draw:text-style-name="P1" draw:layer="layout" svg:width="0.68cm" svg:height="0.631cm" draw:transform="skewX (0.130725160974375) rotate (0.830078592248503) translate (5.50932216316369cm 8.12589085895188cm)" svg:viewBox="0 0 681 632" svg:d="M0 632c461 1 681-632 681-632">
          <text:p/>
        </draw:path>
        <draw:frame draw:style-name="gr4" draw:text-style-name="P1" draw:layer="layout" svg:width="0.502cm" svg:height="0.241cm" svg:x="5.853cm" svg:y="7.36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2.195cm" svg:height="0.474cm" svg:x="1.953cm" svg:y="6.06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.407cm" svg:height="0.539cm" svg:x="2.054cm" svg:y="1.68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1" draw:text-style-name="P1" draw:layer="layout" svg:x1="5.791cm" svg:y1="6.988cm" svg:x2="4.775cm" svg:y2="6.988cm">
          <text:p/>
        </draw:line>
        <draw:frame draw:style-name="gr4" draw:text-style-name="P1" draw:layer="layout" svg:width="0.403cm" svg:height="0.396cm" svg:x="4.753cm" svg:y="6.56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0.416cm" svg:height="0.396cm" svg:x="3.053cm" svg:y="6.53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1" draw:text-style-name="P1" draw:layer="layout" svg:x1="4.091cm" svg:y1="6.988cm" svg:x2="3.075cm" svg:y2="6.988cm">
          <text:p/>
        </draw:line>
        <draw:frame draw:style-name="gr4" draw:text-style-name="P1" draw:layer="layout" svg:width="0.434cm" svg:height="0.396cm" svg:x="3.053cm" svg:y="9.30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1" draw:text-style-name="P1" draw:layer="layout" svg:x1="4.091cm" svg:y1="9.358cm" svg:x2="3.075cm" svg:y2="9.358cm">
          <text:p/>
        </draw:line>
        <draw:frame draw:style-name="gr4" draw:text-style-name="P1" draw:layer="layout" svg:width="0.42cm" svg:height="0.396cm" svg:x="4.753cm" svg:y="9.2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1" draw:text-style-name="P1" draw:layer="layout" svg:x1="5.791cm" svg:y1="9.314cm" svg:x2="4.775cm" svg:y2="9.314cm">
          <text:p/>
        </draw:line>
        <draw:frame draw:style-name="gr4" draw:text-style-name="P1" draw:layer="layout" svg:width="0.732cm" svg:height="0.396cm" svg:x="9.753cm" svg:y="4.1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" draw:layer="layout" svg:width="0.756cm" svg:height="0.396cm" svg:x="12.153cm" svg:y="5.53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path draw:style-name="gr12" draw:text-style-name="P1" draw:layer="layout" svg:width="1.523cm" svg:height="0.634cm" draw:transform="rotate (1.5707963267949) translate (14.843cm 8.747cm)" svg:viewBox="0 0 1524 635" svg:d="M0 0c1143 0 1524 635 1524 635">
          <text:p/>
        </draw:path>
        <draw:frame draw:style-name="gr4" draw:text-style-name="P1" draw:layer="layout" svg:width="0.502cm" svg:height="0.241cm" svg:x="14.553cm" svg:y="7.46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ath draw:style-name="gr13" draw:text-style-name="P1" draw:layer="layout" svg:width="4.825cm" svg:height="2.158cm" draw:transform="rotate (1.5707963267949) translate (10.525cm 8.747cm)" svg:viewBox="0 0 4826 2159" svg:d="M0 0c3175 0 4826 2159 4826 2159">
          <text:p/>
        </draw:path>
        <draw:path draw:style-name="gr9" draw:text-style-name="P1" draw:layer="layout" svg:width="4.952cm" svg:height="3.682cm" draw:transform="rotate (1.5707963267949) translate (9.636cm 7.096cm)" svg:viewBox="0 0 4953 3683" svg:d="M0 0c3175 0 4953 3683 4953 3683">
          <text:p/>
        </draw:path>
        <draw:frame draw:style-name="gr4" draw:text-style-name="P1" draw:layer="layout" svg:width="0.678cm" svg:height="0.348cm" svg:x="10.853cm" svg:y="4.63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.914cm" svg:height="2.235cm" svg:x="15.224cm" svg:y="4.09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00:34:33.469442070</meta:creation-date>
    <dc:date>2015-12-21T01:29:41.301451426</dc:date>
    <meta:editing-duration>PT1M30S</meta:editing-duration>
    <meta:editing-cycles>3</meta:editing-cycles>
    <meta:generator>LibreOffice/4.2.8.2$Linux_X86_64 LibreOffice_project/420m0$Build-2</meta:generator>
    <meta:document-statistic meta:object-count="4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 mathvariant="normal">ω</mi>
              <mi>w</mi>
            </msub>
            <mi mathvariant="normal">Δ</mi>
            <mi mathvariant="normal">τ</mi>
            <mrow>
              <msub>
                <mi>r</mi>
                <mi>w</mi>
              </msub>
              <mo stretchy="false">=</mo>
              <msub>
                <mi>v</mi>
                <mi>w</mi>
              </msub>
            </mrow>
            <mi mathvariant="normal">Δ</mi>
            <mi mathvariant="normal">τ</mi>
          </mrow>
        </mtd>
      </mtr>
      <mtr>
        <mtd>
          <mrow>
            <msub>
              <mi mathvariant="normal">ω</mi>
              <mi>w</mi>
            </msub>
            <mrow>
              <msub>
                <mi>r</mi>
                <mi>w</mi>
              </msub>
              <mo stretchy="false">=</mo>
              <msub>
                <mi>v</mi>
                <mi>w</mi>
              </msub>
            </mrow>
          </mrow>
        </mtd>
      </mtr>
    </mtable>
    <annotation encoding="StarMath 5.0">%omega_w%DELTA%tau r_w= v_w%DELTA%tau
newline
%omega_w r_w= v_w</annotation>
  </semantics>
</math>
</file>

<file path=Object 10/content.xml><?xml version="1.0" encoding="utf-8"?>
<math xmlns="http://www.w3.org/1998/Math/MathML" display="block">
  <semantics>
    <msub>
      <mi>v</mi>
      <mi mathvariant="italic">rb</mi>
    </msub>
    <annotation encoding="StarMath 5.0">v_{rb}</annotation>
  </semantics>
</math>
</file>

<file path=Object 11/content.xml><?xml version="1.0" encoding="utf-8"?>
<math xmlns="http://www.w3.org/1998/Math/MathML" display="block">
  <semantics>
    <msub>
      <mi>v</mi>
      <mi mathvariant="italic">rf</mi>
    </msub>
    <annotation encoding="StarMath 5.0">v_{rf}</annotation>
  </semantics>
</math>
</file>

<file path=Object 12/content.xml><?xml version="1.0" encoding="utf-8"?>
<math xmlns="http://www.w3.org/1998/Math/MathML" display="block">
  <semantics>
    <mrow>
      <msub>
        <mi>v</mi>
        <mi>l</mi>
      </msub>
      <mi mathvariant="normal">Δ</mi>
      <mi mathvariant="normal">τ</mi>
    </mrow>
    <annotation encoding="StarMath 5.0">v_l%DELTA%tau</annotation>
  </semantics>
</math>
</file>

<file path=Object 13/content.xml><?xml version="1.0" encoding="utf-8"?>
<math xmlns="http://www.w3.org/1998/Math/MathML" display="block">
  <semantics>
    <mrow>
      <msub>
        <mi>v</mi>
        <mi>r</mi>
      </msub>
      <mi mathvariant="normal">Δ</mi>
      <mi mathvariant="normal">τ</mi>
    </mrow>
    <annotation encoding="StarMath 5.0">v_r%DELTA%tau</annotation>
  </semantics>
</math>
</file>

<file path=Object 1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5/content.xml><?xml version="1.0" encoding="utf-8"?>
<math xmlns="http://www.w3.org/1998/Math/MathML" display="block">
  <semantics>
    <mrow>
      <mi>v</mi>
      <mi mathvariant="normal">Δ</mi>
      <mi mathvariant="normal">τ</mi>
    </mrow>
    <annotation encoding="StarMath 5.0">v%DELTA%tau</annotation>
  </semantics>
</math>
</file>

<file path=Object 16/content.xml><?xml version="1.0" encoding="utf-8"?>
<math xmlns="http://www.w3.org/1998/Math/MathML" display="block">
  <semantics>
    <mtable>
      <mtr>
        <mtd>
          <mrow>
            <mi>v</mi>
            <mi mathvariant="normal">Δ</mi>
            <mrow>
              <mi mathvariant="normal">τ</mi>
              <mo stretchy="false">=</mo>
              <mi mathvariant="normal">ω</mi>
            </mrow>
            <msub>
              <mi>r</mi>
              <mi>p</mi>
            </msub>
            <mi mathvariant="normal">Δ</mi>
            <mi mathvariant="normal">τ</mi>
          </mrow>
        </mtd>
      </mtr>
      <mtr>
        <mtd>
          <mrow>
            <mrow>
              <mi>v</mi>
              <mo stretchy="false">=</mo>
              <mi mathvariant="normal">ω</mi>
            </mrow>
            <msub>
              <mi>r</mi>
              <mi>p</mi>
            </msub>
          </mrow>
        </mtd>
      </mtr>
      <mtr>
        <mtd>
          <mrow>
            <mrow>
              <msub>
                <mi>v</mi>
                <mi>l</mi>
              </msub>
              <mo stretchy="false">=</mo>
              <mi mathvariant="normal">ω</mi>
            </mrow>
            <mrow>
              <mo fence="true" stretchy="false">(</mo>
              <mrow>
                <mrow>
                  <msub>
                    <mi>r</mi>
                    <mi>p</mi>
                  </msub>
                  <mo stretchy="false">+</mo>
                  <mrow>
                    <mi>b</mi>
                    <mo stretchy="false">/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v</mi>
                <mi>r</mi>
              </msub>
              <mo stretchy="false">=</mo>
              <mi mathvariant="normal">ω</mi>
            </mrow>
            <mrow>
              <mo fence="true" stretchy="false">(</mo>
              <mrow>
                <mrow>
                  <msub>
                    <mi>r</mi>
                    <mi>p</mi>
                  </msub>
                  <mo stretchy="false">−</mo>
                  <mrow>
                    <mi>b</mi>
                    <mo stretchy="false">/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v %DELTA%tau= %omega r_p %DELTA%tau
newline
v=%omega r_p
newline
v_l = %omega (r_p+b/2)
newline
v_r = %omega (r_p-b/2)
</annotation>
  </semantics>
</math>
</file>

<file path=Object 2/content.xml><?xml version="1.0" encoding="utf-8"?>
<math xmlns="http://www.w3.org/1998/Math/MathML" display="block">
  <semantics>
    <msub>
      <mi>r</mi>
      <mi>p</mi>
    </msub>
    <annotation encoding="StarMath 5.0">r_p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v</mi>
    <annotation encoding="StarMath 5.0">v</annotation>
  </semantics>
</math>
</file>

<file path=Object 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/content.xml><?xml version="1.0" encoding="utf-8"?>
<math xmlns="http://www.w3.org/1998/Math/MathML" display="block">
  <semantics>
    <mrow>
      <mi mathvariant="italic">Vehicle</mi>
      <mi>v</mi>
      <mi>,</mi>
      <mi mathvariant="normal">ω</mi>
    </mrow>
    <annotation encoding="StarMath 5.0">Vehicle v,%omega</annotation>
  </semantics>
</math>
</file>

<file path=Object 7/content.xml><?xml version="1.0" encoding="utf-8"?>
<math xmlns="http://www.w3.org/1998/Math/MathML" display="block">
  <semantics>
    <mrow>
      <mi mathvariant="italic">Wheel</mi>
      <msub>
        <mi>v</mi>
        <mi>w</mi>
      </msub>
      <mi>,</mi>
      <msub>
        <mi mathvariant="normal">ω</mi>
        <mi>w</mi>
      </msub>
    </mrow>
    <annotation encoding="StarMath 5.0">Wheel v_w,%omega_w</annotation>
  </semantics>
</math>
</file>

<file path=Object 8/content.xml><?xml version="1.0" encoding="utf-8"?>
<math xmlns="http://www.w3.org/1998/Math/MathML" display="block">
  <semantics>
    <msub>
      <mi>v</mi>
      <mi mathvariant="italic">lf</mi>
    </msub>
    <annotation encoding="StarMath 5.0">v_{lf}</annotation>
  </semantics>
</math>
</file>

<file path=Object 9/content.xml><?xml version="1.0" encoding="utf-8"?>
<math xmlns="http://www.w3.org/1998/Math/MathML" display="block">
  <semantics>
    <msub>
      <mi>v</mi>
      <mi mathvariant="italic">lb</mi>
    </msub>
    <annotation encoding="StarMath 5.0">v_{lb}</annotation>
  </semantics>
</math>
</file>